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4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11.382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4.63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Component Count:</text:p>
          </table:table-cell>
          <table:table-cell office:value-type="float" office:value="61">
            <text:p>61</text:p>
          </table:table-cell>
          <table:table-cell table:number-columns-repeated="11"/>
        </table:table-row>
        <table:table-row table:style-name="ro2">
          <table:table-cell office:value-type="string">
            <text:p>Ref</text:p>
          </table:table-cell>
          <table:table-cell office:value-type="string">
            <text:p>Qn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Supplier 1</text:p>
          </table:table-cell>
          <table:table-cell office:value-type="string">
            <text:p>Supplier 1 PN</text:p>
          </table:table-cell>
          <table:table-cell office:value-type="string">
            <text:p>Supplier 1 Price</text:p>
          </table:table-cell>
          <table:table-cell office:value-type="string">
            <text:p>Supplier 2</text:p>
          </table:table-cell>
          <table:table-cell office:value-type="string">
            <text:p>Supplier 2 PN</text:p>
          </table:table-cell>
          <table:table-cell office:value-type="string">
            <text:p>Supplier 2 Price</text:p>
          </table:table-cell>
          <table:table-cell office:value-type="string">
            <text:p>Supplier 3</text:p>
          </table:table-cell>
          <table:table-cell office:value-type="string">
            <text:p>Supplier 3 PN</text:p>
          </table:table-cell>
          <table:table-cell office:value-type="string">
            <text:p>Supplier 3 Price</text:p>
          </table:table-cell>
        </table:table-row>
        <table:table-row table:style-name="ro1">
          <table:table-cell office:value-type="string">
            <text:p>C1, C2, C7, C8, </text:p>
          </table:table-cell>
          <table:table-cell office:value-type="float" office:value="4">
            <text:p>4</text:p>
          </table:table-cell>
          <table:table-cell office:value-type="string">
            <text:p>12p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26406</text:p>
          </table:table-cell>
          <table:table-cell office:value-type="string">
            <text:p>£0.004686</text:p>
          </table:table-cell>
          <table:table-cell table:number-columns-repeated="6"/>
        </table:table-row>
        <table:table-row table:style-name="ro1">
          <table:table-cell office:value-type="string">
            <text:p>C3, C4, C12, C13, C16, C17, C22, C23, C26, C27, C29, </text:p>
          </table:table-cell>
          <table:table-cell office:value-type="float" office:value="11">
            <text:p>11</text:p>
          </table:table-cell>
          <table:table-cell office:value-type="string">
            <text:p>10uF</text:p>
          </table:table-cell>
          <table:table-cell office:value-type="string">
            <text:p>Capacitor_SMD:C_0805_2012Metric</text:p>
          </table:table-cell>
          <table:table-cell office:value-type="string">
            <text:p>LCSC</text:p>
          </table:table-cell>
          <table:table-cell office:value-type="string">
            <text:p>C15850</text:p>
          </table:table-cell>
          <table:table-cell office:value-type="string">
            <text:p>£0.021142</text:p>
          </table:table-cell>
          <table:table-cell table:number-columns-repeated="6"/>
        </table:table-row>
        <table:table-row table:style-name="ro1">
          <table:table-cell office:value-type="string">
            <text:p>C5, C6, C9, 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1525</text:p>
          </table:table-cell>
          <table:table-cell office:value-type="string">
            <text:p>£0.003408</text:p>
          </table:table-cell>
          <table:table-cell table:number-columns-repeated="6"/>
        </table:table-row>
        <table:table-row table:style-name="ro1">
          <table:table-cell office:value-type="string">
            <text:p>C10, C11, C18, C19, C20, C21, </text:p>
          </table:table-cell>
          <table:table-cell office:value-type="float" office:value="6">
            <text:p>6</text:p>
          </table:table-cell>
          <table:table-cell office:value-type="string">
            <text:p>1uF</text:p>
          </table:table-cell>
          <table:table-cell office:value-type="string">
            <text:p>Capacitor_SMD:C_0603_1608Metric</text:p>
          </table:table-cell>
          <table:table-cell office:value-type="string">
            <text:p>LCSC</text:p>
          </table:table-cell>
          <table:table-cell office:value-type="string">
            <text:p>C1592</text:p>
          </table:table-cell>
          <table:table-cell office:value-type="string">
            <text:p>£0.008709</text:p>
          </table:table-cell>
          <table:table-cell table:number-columns-repeated="6"/>
        </table:table-row>
        <table:table-row table:style-name="ro1">
          <table:table-cell office:value-type="string">
            <text:p>C14, C15, </text:p>
          </table:table-cell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apacitor_SMD:C_0805_2012Metric</text:p>
          </table:table-cell>
          <table:table-cell office:value-type="string">
            <text:p>LCSC</text:p>
          </table:table-cell>
          <table:table-cell office:value-type="string">
            <text:p>C19666</text:p>
          </table:table-cell>
          <table:table-cell office:value-type="string">
            <text:p>£0.014611</text:p>
          </table:table-cell>
          <table:table-cell table:number-columns-repeated="6"/>
        </table:table-row>
        <table:table-row table:style-name="ro1">
          <table:table-cell office:value-type="string">
            <text:p>C24, C25, 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482489</text:p>
          </table:table-cell>
          <table:table-cell office:value-type="string">
            <text:p>£0.001644</text:p>
          </table:table-cell>
          <table:table-cell table:number-columns-repeated="6"/>
        </table:table-row>
        <table:table-row table:style-name="ro1">
          <table:table-cell office:value-type="string">
            <text:p>C28, 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Capacitor_SMD:C_1206_3216Metric</text:p>
          </table:table-cell>
          <table:table-cell office:value-type="string">
            <text:p>LCSC</text:p>
          </table:table-cell>
          <table:table-cell office:value-type="string">
            <text:p>C312983</text:p>
          </table:table-cell>
          <table:table-cell office:value-type="string">
            <text:p>£0.254946</text:p>
          </table:table-cell>
          <table:table-cell table:number-columns-repeated="6"/>
        </table:table-row>
        <table:table-row table:style-name="ro1">
          <table:table-cell office:value-type="string">
            <text:p>D1, 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LED_THT:LED_D5.0mm_Horizontal_O1.27mm_Z3.0mm</text:p>
          </table:table-cell>
          <table:table-cell office:value-type="string">
            <text:p>Mouser</text:p>
          </table:table-cell>
          <table:table-cell office:value-type="string">
            <text:p>941-C566DBFFCU0W0351</text:p>
          </table:table-cell>
          <table:table-cell office:value-type="string">
            <text:p>£0.147</text:p>
          </table:table-cell>
          <table:table-cell table:number-columns-repeated="6"/>
        </table:table-row>
        <table:table-row table:style-name="ro1">
          <table:table-cell office:value-type="string">
            <text:p>F1, </text:p>
          </table:table-cell>
          <table:table-cell office:value-type="float" office:value="1">
            <text:p>1</text:p>
          </table:table-cell>
          <table:table-cell office:value-type="string">
            <text:p>250mA</text:p>
          </table:table-cell>
          <table:table-cell office:value-type="string">
            <text:p>Fuse:Fuse_1206_3216Metric</text:p>
          </table:table-cell>
          <table:table-cell office:value-type="string">
            <text:p>LCSC</text:p>
          </table:table-cell>
          <table:table-cell office:value-type="string">
            <text:p>C207239</text:p>
          </table:table-cell>
          <table:table-cell office:value-type="string">
            <text:p>£0.224739</text:p>
          </table:table-cell>
          <table:table-cell table:number-columns-repeated="6"/>
        </table:table-row>
        <table:table-row table:style-name="ro1">
          <table:table-cell office:value-type="string">
            <text:p>FB1, FB2, </text:p>
          </table:table-cell>
          <table:table-cell office:value-type="float" office:value="2">
            <text:p>2</text:p>
          </table:table-cell>
          <table:table-cell office:value-type="string">
            <text:p>100R@100MHz</text:p>
          </table:table-cell>
          <table:table-cell office:value-type="string">
            <text:p>Resistor_SMD:R_0603_1608Metric</text:p>
          </table:table-cell>
          <table:table-cell office:value-type="string">
            <text:p>LCSC</text:p>
          </table:table-cell>
          <table:table-cell office:value-type="string">
            <text:p>C369539</text:p>
          </table:table-cell>
          <table:table-cell office:value-type="string">
            <text:p>£0.001919</text:p>
          </table:table-cell>
          <table:table-cell table:number-columns-repeated="6"/>
        </table:table-row>
        <table:table-row table:style-name="ro1">
          <table:table-cell office:value-type="string">
            <text:p>FL1, FL2, </text:p>
          </table:table-cell>
          <table:table-cell office:value-type="float" office:value="2">
            <text:p>2</text:p>
          </table:table-cell>
          <table:table-cell office:value-type="string">
            <text:p>SRF0905A-102Y</text:p>
          </table:table-cell>
          <table:table-cell office:value-type="string">
            <text:p>Filter:Filter_Bourns_SRF0905_6.0x9.2mm</text:p>
          </table:table-cell>
          <table:table-cell office:value-type="string">
            <text:p>LCSC</text:p>
          </table:table-cell>
          <table:table-cell office:value-type="string">
            <text:p>C113524</text:p>
          </table:table-cell>
          <table:table-cell office:value-type="string">
            <text:p>£0.984742</text:p>
          </table:table-cell>
          <table:table-cell table:number-columns-repeated="6"/>
        </table:table-row>
        <table:table-row table:style-name="ro2">
          <table:table-cell office:value-type="string">
            <text:p>J1, </text:p>
          </table:table-cell>
          <table:table-cell office:value-type="float" office:value="1">
            <text:p>1</text:p>
          </table:table-cell>
          <table:table-cell office:value-type="string">
            <text:p>SJ-3523</text:p>
          </table:table-cell>
          <table:table-cell office:value-type="string">
            <text:p>Connector_Audio:Jack_3.5mm_CUI_SJ-3523-SMT_Horizontal</text:p>
          </table:table-cell>
          <table:table-cell office:value-type="string">
            <text:p>Mouser</text:p>
          </table:table-cell>
          <table:table-cell office:value-type="string">
            <text:p>490-SJ-3523-SMT-TR</text:p>
          </table:table-cell>
          <table:table-cell office:value-type="string">
            <text:p>£0.704</text:p>
          </table:table-cell>
          <table:table-cell office:value-type="string">
            <text:p>Digikey</text:p>
          </table:table-cell>
          <table:table-cell office:value-type="string">
            <text:p>CP-3523SJCT-ND</text:p>
          </table:table-cell>
          <table:table-cell office:value-type="string">
            <text:p>£0.79</text:p>
          </table:table-cell>
          <table:table-cell table:number-columns-repeated="3"/>
        </table:table-row>
        <table:table-row table:style-name="ro2">
          <table:table-cell office:value-type="string">
            <text:p>J2, </text:p>
          </table:table-cell>
          <table:table-cell office:value-type="float" office:value="1">
            <text:p>1</text:p>
          </table:table-cell>
          <table:table-cell office:value-type="string">
            <text:p>PJ-036AH</text:p>
          </table:table-cell>
          <table:table-cell office:value-type="string">
            <text:p>Connector_BarrelJack:BarrelJack_CUI_PJ-036AH-SMT_Horizontal</text:p>
          </table:table-cell>
          <table:table-cell office:value-type="string">
            <text:p>Digikey</text:p>
          </table:table-cell>
          <table:table-cell office:value-type="string">
            <text:p>CP-036AHPJCT-ND</text:p>
          </table:table-cell>
          <table:table-cell office:value-type="string">
            <text:p>£1.08</text:p>
          </table:table-cell>
          <table:table-cell table:number-columns-repeated="6"/>
        </table:table-row>
        <table:table-row table:style-name="ro1">
          <table:table-cell office:value-type="string">
            <text:p>R1, </text:p>
          </table:table-cell>
          <table:table-cell office:value-type="float" office:value="1">
            <text:p>1</text:p>
          </table:table-cell>
          <table:table-cell office:value-type="string">
            <text:p>82R</text:p>
          </table:table-cell>
          <table:table-cell office:value-type="string">
            <text:p>Resistor_SMD:R_0805_2012Metric</text:p>
          </table:table-cell>
          <table:table-cell office:value-type="string">
            <text:p>LCSC</text:p>
          </table:table-cell>
          <table:table-cell office:value-type="string">
            <text:p>C101882</text:p>
          </table:table-cell>
          <table:table-cell office:value-type="string">
            <text:p>£0.00191</text:p>
          </table:table-cell>
          <table:table-cell table:number-columns-repeated="6"/>
        </table:table-row>
        <table:table-row table:style-name="ro1">
          <table:table-cell office:value-type="string">
            <text:p>R2, R3, R6, R11, R12, R13, </text:p>
          </table:table-cell>
          <table:table-cell office:value-type="float" office:value="6">
            <text:p>6</text:p>
          </table:table-cell>
          <table:table-cell office:value-type="string">
            <text:p>2K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60488</text:p>
          </table:table-cell>
          <table:table-cell office:value-type="string">
            <text:p>£0.000488</text:p>
          </table:table-cell>
          <table:table-cell table:number-columns-repeated="6"/>
        </table:table-row>
        <table:table-row table:style-name="ro1">
          <table:table-cell office:value-type="string">
            <text:p>R4, </text:p>
          </table:table-cell>
          <table:table-cell office:value-type="float" office:value="1">
            <text:p>1</text:p>
          </table:table-cell>
          <table:table-cell office:value-type="string">
            <text:p>10K5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304570</text:p>
          </table:table-cell>
          <table:table-cell office:value-type="string">
            <text:p>£0.000653</text:p>
          </table:table-cell>
          <table:table-cell table:number-columns-repeated="6"/>
        </table:table-row>
        <table:table-row table:style-name="ro1">
          <table:table-cell office:value-type="string">
            <text:p>R5, </text:p>
          </table:table-cell>
          <table:table-cell office:value-type="float" office:value="1">
            <text:p>1</text:p>
          </table:table-cell>
          <table:table-cell office:value-type="string">
            <text:p>3K57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270609</text:p>
          </table:table-cell>
          <table:table-cell office:value-type="string">
            <text:p>£0.000407</text:p>
          </table:table-cell>
          <table:table-cell table:number-columns-repeated="6"/>
        </table:table-row>
        <table:table-row table:style-name="ro1">
          <table:table-cell office:value-type="string">
            <text:p>R7, </text:p>
          </table:table-cell>
          <table:table-cell office:value-type="float" office:value="1">
            <text:p>1</text:p>
          </table:table-cell>
          <table:table-cell office:value-type="string">
            <text:p>1K15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100214</text:p>
          </table:table-cell>
          <table:table-cell office:value-type="string">
            <text:p>£0.000489</text:p>
          </table:table-cell>
          <table:table-cell table:number-columns-repeated="6"/>
        </table:table-row>
        <table:table-row table:style-name="ro1">
          <table:table-cell office:value-type="string">
            <text:p>R8, 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Resistor_SMD:R_1210_3225Metric</text:p>
          </table:table-cell>
          <table:table-cell office:value-type="string">
            <text:p>LCSC</text:p>
          </table:table-cell>
          <table:table-cell office:value-type="string">
            <text:p>C105018</text:p>
          </table:table-cell>
          <table:table-cell office:value-type="string">
            <text:p>£0.004029</text:p>
          </table:table-cell>
          <table:table-cell table:number-columns-repeated="6"/>
        </table:table-row>
        <table:table-row table:style-name="ro1">
          <table:table-cell office:value-type="string">
            <text:p>R9, R10, </text:p>
          </table:table-cell>
          <table:table-cell office:value-type="float" office:value="2">
            <text:p>2</text:p>
          </table:table-cell>
          <table:table-cell office:value-type="string">
            <text:p>560R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163460</text:p>
          </table:table-cell>
          <table:table-cell office:value-type="string">
            <text:p>£0.002272</text:p>
          </table:table-cell>
          <table:table-cell table:number-columns-repeated="6"/>
        </table:table-row>
        <table:table-row table:style-name="ro1">
          <table:table-cell office:value-type="string">
            <text:p>R14, 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60490</text:p>
          </table:table-cell>
          <table:table-cell office:value-type="string">
            <text:p>£0.000888</text:p>
          </table:table-cell>
          <table:table-cell table:number-columns-repeated="6"/>
        </table:table-row>
        <table:table-row table:style-name="ro1">
          <table:table-cell office:value-type="string">
            <text:p>R15, </text:p>
          </table:table-cell>
          <table:table-cell office:value-type="float" office:value="1">
            <text:p>1</text:p>
          </table:table-cell>
          <table:table-cell office:value-type="string">
            <text:p>240R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168215</text:p>
          </table:table-cell>
          <table:table-cell office:value-type="string">
            <text:p>£0.000975</text:p>
          </table:table-cell>
          <table:table-cell table:number-columns-repeated="6"/>
        </table:table-row>
        <table:table-row table:style-name="ro1">
          <table:table-cell office:value-type="string">
            <text:p>R16, </text:p>
          </table:table-cell>
          <table:table-cell office:value-type="float" office:value="1">
            <text:p>1</text:p>
          </table:table-cell>
          <table:table-cell office:value-type="string">
            <text:p>910R</text:p>
          </table:table-cell>
          <table:table-cell office:value-type="string">
            <text:p>Resistor_SMD:R_0402_1005Metric</text:p>
          </table:table-cell>
          <table:table-cell office:value-type="string">
            <text:p>LCSC</text:p>
          </table:table-cell>
          <table:table-cell office:value-type="string">
            <text:p>C44933</text:p>
          </table:table-cell>
          <table:table-cell office:value-type="string">
            <text:p>£0.000428</text:p>
          </table:table-cell>
          <table:table-cell table:number-columns-repeated="6"/>
        </table:table-row>
        <table:table-row table:style-name="ro2">
          <table:table-cell office:value-type="string">
            <text:p>U1, U3, </text:p>
          </table:table-cell>
          <table:table-cell office:value-type="float" office:value="2">
            <text:p>2</text:p>
          </table:table-cell>
          <table:table-cell office:value-type="string">
            <text:p>ADS8681RUM</text:p>
          </table:table-cell>
          <table:table-cell office:value-type="string">
            <text:p>Package_DFN_QFN:QFN-16-1EP_4x4mm_P0.65mm_EP2.7x2.7mm</text:p>
          </table:table-cell>
          <table:table-cell office:value-type="string">
            <text:p>Mouser</text:p>
          </table:table-cell>
          <table:table-cell office:value-type="string">
            <text:p>595-ADS8681IRUMT</text:p>
          </table:table-cell>
          <table:table-cell office:value-type="string">
            <text:p>£7.86</text:p>
          </table:table-cell>
          <table:table-cell office:value-type="string">
            <text:p>Digikey</text:p>
          </table:table-cell>
          <table:table-cell office:value-type="string">
            <text:p>296-50907-1-ND</text:p>
          </table:table-cell>
          <table:table-cell office:value-type="string">
            <text:p>£6.66</text:p>
          </table:table-cell>
          <table:table-cell office:value-type="string">
            <text:p>TI Direct</text:p>
          </table:table-cell>
          <table:table-cell office:value-type="string">
            <text:p>ADS8681IRUMT</text:p>
          </table:table-cell>
          <table:table-cell office:value-type="string">
            <text:p>£5.62</text:p>
          </table:table-cell>
        </table:table-row>
        <table:table-row table:style-name="ro2">
          <table:table-cell office:value-type="string">
            <text:p>U2, </text:p>
          </table:table-cell>
          <table:table-cell office:value-type="float" office:value="1">
            <text:p>1</text:p>
          </table:table-cell>
          <table:table-cell office:value-type="string">
            <text:p>TPS7A8801RTJT</text:p>
          </table:table-cell>
          <table:table-cell office:value-type="string">
            <text:p>ProjectLib:QFN50P400X400X80-21N</text:p>
          </table:table-cell>
          <table:table-cell office:value-type="string">
            <text:p>LCSC</text:p>
          </table:table-cell>
          <table:table-cell office:value-type="string">
            <text:p>C485919</text:p>
          </table:table-cell>
          <table:table-cell office:value-type="string">
            <text:p>£1.64</text:p>
          </table:table-cell>
          <table:table-cell office:value-type="string">
            <text:p>Farnell</text:p>
          </table:table-cell>
          <table:table-cell office:value-type="float" office:value="2522578">
            <text:p>2522578</text:p>
          </table:table-cell>
          <table:table-cell office:value-type="string">
            <text:p>£2.00</text:p>
          </table:table-cell>
          <table:table-cell office:value-type="string">
            <text:p>Mouser</text:p>
          </table:table-cell>
          <table:table-cell office:value-type="string">
            <text:p>595-TPS7A8801RTJR</text:p>
          </table:table-cell>
          <table:table-cell office:value-type="string">
            <text:p>£2.36</text:p>
          </table:table-cell>
        </table:table-row>
        <table:table-row table:style-name="ro2">
          <table:table-cell office:value-type="string">
            <text:p>U4, </text:p>
          </table:table-cell>
          <table:table-cell office:value-type="float" office:value="1">
            <text:p>1</text:p>
          </table:table-cell>
          <table:table-cell office:value-type="string">
            <text:p>W25Q32JVSS</text:p>
          </table:table-cell>
          <table:table-cell office:value-type="string">
            <text:p>Package_SO:SOIC-8_5.23x5.23mm_P1.27mm</text:p>
          </table:table-cell>
          <table:table-cell office:value-type="string">
            <text:p>LCSC</text:p>
          </table:table-cell>
          <table:table-cell office:value-type="string">
            <text:p>C179173</text:p>
          </table:table-cell>
          <table:table-cell office:value-type="string">
            <text:p>£0.31</text:p>
          </table:table-cell>
          <table:table-cell office:value-type="string">
            <text:p>Mouser</text:p>
          </table:table-cell>
          <table:table-cell office:value-type="string">
            <text:p>454-W25Q32JVSSIQ</text:p>
          </table:table-cell>
          <table:table-cell office:value-type="string">
            <text:p>£0.534</text:p>
          </table:table-cell>
          <table:table-cell office:value-type="string">
            <text:p>Digikey</text:p>
          </table:table-cell>
          <table:table-cell office:value-type="string">
            <text:p>W25Q32JVSSIQ-ND</text:p>
          </table:table-cell>
          <table:table-cell office:value-type="string">
            <text:p>£0.53</text:p>
          </table:table-cell>
        </table:table-row>
        <table:table-row table:style-name="ro1">
          <table:table-cell office:value-type="string">
            <text:p>U5, </text:p>
          </table:table-cell>
          <table:table-cell office:value-type="float" office:value="1">
            <text:p>1</text:p>
          </table:table-cell>
          <table:table-cell office:value-type="string">
            <text:p>LM1117-ADJ</text:p>
          </table:table-cell>
          <table:table-cell office:value-type="string">
            <text:p>Package_TO_SOT_SMD:SOT-223-3_TabPin2</text:p>
          </table:table-cell>
          <table:table-cell office:value-type="string">
            <text:p>LCSC</text:p>
          </table:table-cell>
          <table:table-cell office:value-type="string">
            <text:p>C263277</text:p>
          </table:table-cell>
          <table:table-cell office:value-type="string">
            <text:p>£0.403563</text:p>
          </table:table-cell>
          <table:table-cell office:value-type="string">
            <text:p>Farnell</text:p>
          </table:table-cell>
          <table:table-cell office:value-type="float" office:value="3007507">
            <text:p>3007507</text:p>
          </table:table-cell>
          <table:table-cell office:value-type="string">
            <text:p>£0.836</text:p>
          </table:table-cell>
          <table:table-cell office:value-type="string">
            <text:p>Mouser</text:p>
          </table:table-cell>
          <table:table-cell office:value-type="string">
            <text:p>926-LM1117MP-ADJNOPB</text:p>
          </table:table-cell>
          <table:table-cell office:value-type="string">
            <text:p>£0.8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14/03/2020</text:date>, <text:time>15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5:19:58.95</dc:date>
    <dc:creator>Matthew Wood</dc:creator>
    <meta:generator>OpenOffice/4.1.7$Win32 OpenOffice.org_project/417m1$Build-9800</meta:generator>
    <meta:editing-duration>PT1M10S</meta:editing-duration>
    <meta:editing-cycles>1</meta:editing-cycles>
    <meta:document-statistic meta:table-count="1" meta:cell-count="231" meta:object-count="0"/>
  </office:meta>
</office:document-meta>
</file>